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1.2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10.539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13.5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3.605cm" fo:break-before="auto" style:use-optimal-row-height="true"/>
    </style:style>
    <style:style style:name="ro14" style:family="table-row">
      <style:table-row-properties style:row-height="6.369cm" fo:break-before="auto" style:use-optimal-row-height="true"/>
    </style:style>
    <style:style style:name="ro15" style:family="table-row">
      <style:table-row-properties style:row-height="5.186cm" fo:break-before="auto" style:use-optimal-row-height="true"/>
    </style:style>
    <style:style style:name="ro16" style:family="table-row">
      <style:table-row-properties style:row-height="5.581cm" fo:break-before="auto" style:use-optimal-row-height="true"/>
    </style:style>
    <style:style style:name="ro17" style:family="table-row">
      <style:table-row-properties style:row-height="5.976cm" fo:break-before="auto" style:use-optimal-row-height="true"/>
    </style:style>
    <style:style style:name="ro18" style:family="table-row">
      <style:table-row-properties style:row-height="8.345cm" fo:break-before="auto" style:use-optimal-row-height="true"/>
    </style:style>
    <style:style style:name="ro19" style:family="table-row">
      <style:table-row-properties style:row-height="9.529cm" fo:break-before="auto" style:use-optimal-row-height="true"/>
    </style:style>
    <style:style style:name="ro20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d7"/>
    </style:style>
    <style:style style:name="ta6" style:family="table" style:master-page-name="Default">
      <style:table-properties table:display="true" style:writing-mode="lr-tb" tableooo:tab-color="#be480a"/>
    </style:style>
    <style:style style:name="ta7" style:family="table" style:master-page-name="Default">
      <style:table-properties table:display="true" style:writing-mode="lr-tb" tableooo:tab-color="#ffff6d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</style:style>
    <style:style style:name="T1" style:family="text">
      <style:text-properties fo:color="#be480a"/>
    </style:style>
    <style:style style:name="T2" style:family="text">
      <style:text-properties fo:color="#468a1a"/>
    </style:style>
    <style:style style:name="T3" style:family="text">
      <style:text-properties fo:color="#55308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7" style:family="text">
      <style:text-properties fo:color="#999999"/>
    </style:style>
    <style:style style:name="T8" style:family="text">
      <style:text-properties fo:color="#058d98"/>
    </style:style>
    <style:style style:name="T9" style:family="text">
      <style:text-properties style:use-window-font-color="true"/>
    </style:style>
    <style:style style:name="T10" style:family="text">
      <style:text-properties fo:color="#3e681b"/>
    </style:style>
    <style:style style:name="T11" style:family="text">
      <style:text-properties fo:color="#b85c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5" style:family="text">
      <style:text-properties fo:color="#b47804"/>
    </style:style>
    <style:style style:name="T1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1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2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23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25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6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2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ff3838"/>
    </style:style>
    <style:style style:name="T29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tyle="normal" fo:font-size="10pt" style:font-style-asian="normal" fo:color="#c7773e" style:font-style-complex="normal"/>
    </style:style>
    <style:style style:name="T30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tyle="normal" fo:font-size="10pt" style:font-style-asian="normal" style:font-style-complex="normal" fo:color="#a9b7c6"/>
    </style:style>
    <style:style style:name="T31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tyle="normal" fo:font-size="10pt" style:font-style-asian="normal" style:font-style-complex="normal" fo:color="#9876aa"/>
    </style:style>
    <style:style style:name="T32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tyle="normal" fo:font-size="10pt" style:font-style-asian="normal" style:font-style-complex="normal" fo:color="#c7773e"/>
    </style:style>
    <style:style style:name="T33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tyle="normal" fo:font-size="10pt" style:font-style-asian="normal" style:font-style-complex="normal" style:font-name="JetBrains Mono" fo:color="#c7773e"/>
    </style:style>
    <style:style style:name="T34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tyle="normal" fo:font-size="10pt" style:font-style-asian="normal" style:font-style-complex="normal" style:font-name="JetBrains Mono" fo:color="#a9b7c6"/>
    </style:style>
    <style:style style:name="T35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ize="10pt" style:font-name="JetBrains Mono" style:font-style-asian="italic" fo:font-style="italic" style:font-style-complex="italic" fo:color="#9876aa"/>
    </style:style>
    <style:style style:name="T36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ize="10pt" style:font-name="JetBrains Mono" fo:color="#a9b7c6" fo:font-style="normal" style:font-style-asian="normal" style:font-style-complex="normal"/>
    </style:style>
    <style:style style:name="T37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ize="10pt" style:font-name="JetBrains Mono" fo:font-style="normal" style:font-style-asian="normal" style:font-style-complex="normal" fo:color="#c7773e"/>
    </style:style>
    <style:style style:name="T38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ize="10pt" style:font-name="JetBrains Mono" style:font-style-complex="italic" fo:font-style="italic" style:font-style-asian="italic" fo:color="#9876aa"/>
    </style:style>
    <style:style style:name="T39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ize="10pt" style:font-name="JetBrains Mono" fo:font-style="normal" style:font-style-asian="normal" fo:color="#a9b7c6" style:font-style-complex="normal"/>
    </style:style>
    <style:style style:name="T40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ize="10pt" style:font-name="JetBrains Mono" style:font-style-complex="italic" fo:color="#9876aa" style:font-style-asian="italic" fo:font-style="italic"/>
    </style:style>
    <style:style style:name="T41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ize="10pt" style:font-name="JetBrains Mono" style:font-style-complex="normal" fo:font-style="normal" style:font-style-asian="normal" fo:color="#a9b7c6"/>
    </style:style>
    <style:style style:name="T42" style:family="text">
      <style:text-properties style:font-size-complex="10pt" style:font-weight-asian="normal" style:font-weight-complex="normal" style:font-size-asian="10pt" style:font-name-complex="JetBrains Mono" style:font-name-asian="JetBrains Mono" fo:font-weight="normal" fo:font-size="10pt" style:font-name="JetBrains Mono" style:font-style-complex="normal" fo:font-style="normal" style:font-style-asian="normal" fo:color="#c7773e"/>
    </style:style>
    <style:style style:name="T43" style:family="text">
      <style:text-properties fo:font-weight="normal" style:font-size-asian="10pt" style:font-style-asian="normal" style:font-name-asian="JetBrains Mono" style:font-weight-asian="normal" fo:color="#a9b7c6" style:font-name-complex="JetBrains Mono" style:font-size-complex="10pt" style:font-weight-complex="normal" fo:font-style="normal" fo:font-size="10pt" style:font-style-complex="normal"/>
    </style:style>
    <style:style style:name="T44" style:family="text">
      <style:text-properties fo:font-weight="normal" style:font-size-asian="10pt" style:font-style-asian="normal" style:font-name-asian="JetBrains Mono" style:font-weight-asian="normal" style:font-name-complex="JetBrains Mono" style:font-size-complex="10pt" style:font-weight-complex="normal" fo:font-style="normal" fo:font-size="10pt" style:font-style-complex="normal" fo:color="#9876aa"/>
    </style:style>
    <style:style style:name="T45" style:family="text">
      <style:text-properties fo:font-weight="normal" style:font-size-asian="10pt" style:font-style-asian="normal" style:font-name-asian="JetBrains Mono" style:font-weight-asian="normal" style:font-name-complex="JetBrains Mono" style:font-size-complex="10pt" style:font-weight-complex="normal" fo:font-style="normal" fo:font-size="10pt" style:font-style-complex="normal" fo:color="#a9b7c6"/>
    </style:style>
    <style:style style:name="T46" style:family="text">
      <style:text-properties fo:font-weight="normal" style:font-size-asian="10pt" style:font-style-asian="normal" style:font-name-asian="JetBrains Mono" style:font-weight-asian="normal" style:font-name-complex="JetBrains Mono" style:font-size-complex="10pt" style:font-weight-complex="normal" fo:font-style="normal" fo:font-size="10pt" style:font-style-complex="normal" fo:color="#c7773e"/>
    </style:style>
    <style:style style:name="T47" style:family="text">
      <style:text-properties fo:font-weight="normal" style:font-size-asian="10pt" style:font-style-asian="normal" style:font-name-asian="JetBrains Mono" style:font-weight-asian="normal" style:font-name-complex="JetBrains Mono" style:font-size-complex="10pt" style:font-weight-complex="normal" fo:font-style="normal" fo:font-size="10pt" style:font-style-complex="normal" fo:color="#787878"/>
    </style:style>
    <style:style style:name="T4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5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53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5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56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7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8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5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60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62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color="#a1467e"/>
    </style:style>
    <style:style style:name="T6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65" style:family="text">
      <style:text-properties fo:color="#1e6a39"/>
    </style:style>
    <style:style style:name="T66" style:family="text">
      <style:text-properties fo:color="#b2b2b2"/>
    </style:style>
    <style:style style:name="T6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68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6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7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7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72" style:family="text">
      <style:text-properties fo:color="#808080"/>
    </style:style>
    <style:style style:name="T73" style:family="text">
      <style:text-properties fo:color="#999999" fo:font-weight="normal" style:font-weight-asian="normal" style:font-weight-complex="normal"/>
    </style:style>
    <style:style style:name="T7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5" style:family="text">
      <style:text-properties style:font-relief="none" fo:font-size="10pt" fo:language="ru" fo:country="RU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76" style:family="text">
      <style:text-properties style:font-relief="none" fo:font-size="10pt" fo:language="ru" fo:country="RU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 fo:color="#468a1a"/>
    </style:style>
    <style:style style:name="T7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7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><text:span text:style-name="T1">import</text:span> (</text:p>
            <text:p><text:span text:style-name="T2">     "fmt"</text:span></text:p>
            <text:p><text:span text:style-name="T2">    "math"</text:span>)</text:p>
            <text:p/>
            <text:p><text:span text:style-name="T1">const</text:span> s <text:span text:style-name="T3">string</text:span> =<text:span text:style-name="T2"> "constant"</text:span></text:p>
            <text:p><text:span text:style-name="T2"/></text:p>
            <text:p><text:span text:style-name="T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">import</text:span><text:span text:style-name="T5"> (</text:span></text:p>
            <text:p><text:span text:style-name="T6">    "fmt"</text:span></text:p>
            <text:p><text:span text:style-name="T5">    s </text:span><text:span text:style-name="T6">"strings"</text:span></text:p>
            <text:p><text:span text:style-name="T5">)</text:span></text:p>
          </table:table-cell>
          <table:table-cell table:style-name="ce52" office:value-type="string" calcext:value-type="string">
            <text:p>Импорт модуля <text:span text:style-name="T12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package</text:span> main</text:p>
            <text:p/>
            <text:p><text:span text:style-name="T7">// обычный строчный комментарий</text:span></text:p>
            <text:p/>
            <text:p/>
            <text:p><text:span text:style-name="T7">/* тоже комментарий</text:span></text:p>
            <text:p/>
            <text:p><text:span text:style-name="T7"> только на несколько строк</text:span></text:p>
            <text:p><text:span text:style-name="T7">*/</text:span></text:p>
            <text:p/>
            <text:p><text:span text:style-name="T7">/* Многострочный комментарий для функции main().</text:span></text:p>
            <text:p><text:span text:style-name="T7">  Чтобы увидеть его, запустите в консоли команду:</text:span></text:p>
            <text:p/>
            <text:p><text:span text:style-name="T7">    godoc comments.go</text:span></text:p>
            <text:p/>
            <text:p><text:span text:style-name="T7">*/</text:span></text:p>
            <text:p/>
            <text:p><text:span text:style-name="T1">func</text:span> <text:span text:style-name="T8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Присвоение, типы</text:p>
          </table:table-cell>
          <table:table-cell table:style-name="ce46"/>
          <table:table-cell table:number-columns-repeated="1022"/>
        </table:table-row>
        <table:table-row table:style-name="ro6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2">ВАЖНО! </text:span> Это не ссылка на объект, на который могут быть другие ссылки, как в Питоне. </text:p>
            <text:p><text:span text:style-name="T12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3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9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5">Возвращает t с типом T; а если x is nil, «паникует».</text:span></text:p>
            <text:p><text:span text:style-name="T13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5">Если x принадлежит типу T, ok is true и  t iтипа t.</text:span></text:p>
            <text:p><text:span text:style-name="T5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val(ival <text:span text:style-name="T3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ptr(iptr *<text:span text:style-name="T3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3">Println</text:span>(<text:span text:style-name="T10">"initial:"</text:span>, i)</text:p>
            <text:p>    zeroval(i)</text:p>
            <text:p>    fmt.<text:span text:style-name="T3">Println</text:span>(<text:span text:style-name="T10">"zeroval:"</text:span>, i)</text:p>
            <text:p/>
            <text:p>    zeroptr(&amp;i)</text:p>
            <text:p>    fmt.<text:span text:style-name="T3">Println</text:span>(<text:span text:style-name="T10">"zeroptr:"</text:span>, i)</text:p>
            <text:p>    fmt.<text:span text:style-name="T3">Println</text:span>(<text:span text:style-name="T10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&amp;i</text:p>
          </table:table-cell>
          <table:table-cell table:style-name="ce52" office:value-type="string" calcext:value-type="string"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5">*iptr</text:span></text:p>
            <text:p/>
            <text:p>*iptr = 0</text:p>
          </table:table-cell>
          <table:table-cell table:style-name="ce52" office:value-type="string" calcext:value-type="string">
            <text:p>используется в 2 случаях:</text:p>
            <text:p>1) объявляем переменную-указатель</text:p>
            <text:p>2) изменить ссылку переменной на другую (переопределить указатель)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1">if </text:span>7%2 == 0 {</text:p>
            <text:p>        fmt.<text:span text:style-name="T3">Println</text:span>(<text:span text:style-name="T2">"7 is even"</text:span>)</text:p>
            <text:p>    } <text:span text:style-name="T11">else</text:span> {</text:p>
            <text:p>        fmt.<text:span text:style-name="T3">Println</text:span>(<text:span text:style-name="T2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1">If </text:span>8%4 == 0 {</text:p>
            <text:p>        fmt.<text:span text:style-name="T3">Println</text:span>(<text:span text:style-name="T2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11">if </text:span>num := 9; num &lt; 0 {</text:p>
            <text:p>        fmt.<text:span text:style-name="T3">Println</text:span>(num, <text:span text:style-name="T2">"is negative"</text:span>)</text:p>
            <text:p>    } <text:span text:style-name="T11">else</text:span> if num &lt; 10 {</text:p>
            <text:p>        fmt.<text:span text:style-name="T3">Println</text:span>(num,<text:span text:style-name="T2"> "has 1 digit"</text:span>)</text:p>
            <text:p>    } <text:span text:style-name="T11">else</text:span> {</text:p>
            <text:p>        fmt.<text:span text:style-name="T3">Println</text:span>(num, <text:span text:style-name="T2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11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switch</text:p>
          </table:table-cell>
          <table:table-cell table:style-name="ce56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3">Print</text:span>(<text:span text:style-name="T2">"Write "</text:span>, i, <text:span text:style-name="T2">" as "</text:span>)</text:p>
            <text:p><text:span text:style-name="T11">switch</text:span> i {</text:p>
            <text:p>    <text:span text:style-name="T11">case </text:span>1:</text:p>
            <text:p>        fmt.<text:span text:style-name="T3">Println</text:span>(<text:span text:style-name="T2">"one"</text:span>)</text:p>
            <text:p>   <text:span text:style-name="T11"> case</text:span> 2:</text:p>
            <text:p>        fmt.<text:span text:style-name="T3">Println</text:span>(<text:span text:style-name="T2">"two"</text:span>)</text:p>
            <text:p>    <text:span text:style-name="T11">case</text:span> 3:</text:p>
            <text:p>        fmt.<text:span text:style-name="T3">Println</text:span>(<text:span text:style-name="T2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1">switch</text:span> time.Now().Weekday() {</text:p>
            <text:p>    <text:span text:style-name="T11">case</text:span> time.Saturday, time.Sunday:</text:p>
            <text:p>        fmt.<text:span text:style-name="T3">Println</text:span>("It's the weekend")</text:p>
            <text:p>    <text:span text:style-name="T11">default</text:span>:</text:p>
            <text:p>        fmt.<text:span text:style-name="T3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11">func</text:span>(i <text:span text:style-name="T11">interface</text:span>{}) {</text:p>
            <text:p>        <text:span text:style-name="T11">switch</text:span> t := i.(<text:span text:style-name="T11">type</text:span>) {</text:p>
            <text:p>        <text:span text:style-name="T11">case</text:span> bool:</text:p>
            <text:p>            fmt.Println("I'm a bool")</text:p>
            <text:p>        <text:span text:style-name="T11">case</text:span> int:</text:p>
            <text:p>            fmt.Println("I'm an int")</text:p>
            <text:p>        <text:span text:style-name="T11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fmt.print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Name: %s, Age: %d\n"</text:span>, <text:span text:style-name="T2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0" office:value-type="string" calcext:value-type="string">
            <text:p>fmt.<text:span text:style-name="T3">Println</text:span>(<text:span text:style-name="T2">"1+1 ="</text:span>, 1+1)</text:p>
            <text:p>fmt.<text:span text:style-name="T3">Println</text:span>(<text:span text:style-name="T2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mt.<text:span text:style-name="T3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3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12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0">"go"</text:span> + <text:span text:style-name="T10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2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">"hello"</text:span>[1]</text:p>
          </table:table-cell>
          <table:table-cell table:style-name="ce52" office:value-type="string" calcext:value-type="string">
            <text:p>Выбрать элемент стринги — букву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mport (</text:p>
            <text:p><text:span text:style-name="T2">    "fmt"</text:span></text:p>
            <text:p>    s <text:span text:style-name="T2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2">"test", "es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2">"test", "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2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2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2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3">string</text:span>{<text:span text:style-name="T2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2">"a"</text:span>, 5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s.Replace(<text:span text:style-name="T2">"foo", "o", "0"</text:span>, -1)</text:p>
          </table:table-cell>
          <table:table-cell table:style-name="ce52" office:value-type="string" calcext:value-type="string"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2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2">"a-b-c-d-e"</text:span>, <text:span text:style-name="T2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2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2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3">Printf</text:span>(<text:span text:style-name="T2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3: %#v\n"</text:span>, p)</text:p>
          </table:table-cell>
          <table:table-cell table:style-name="ce52" office:value-type="string" calcext:value-type="string">
            <text:p><text:span text:style-name="T5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type: %T\n"</text:span>, p)</text:p>
          </table:table-cell>
          <table:table-cell table:style-name="ce52" office:value-type="string" calcext:value-type="string">
            <text:p><text:span text:style-name="T14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float1: %f\n"</text:span>, 78.9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float2: %e\n"</text:span>, 123400000.0)</text:p>
            <text:p>fmt.Printf(<text:span text:style-name="T2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5">width2: |  1.20|  3.45|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">fmt.Printf(</text:span><text:span text:style-name="T6">"width5: |%-6s|%-6s|\n"</text:span><text:span text:style-name="T5">,</text:span><text:span text:style-name="T6"> "foo", "b"</text:span><text:span text:style-name="T5">)</text:span></text:p>
          </table:table-cell>
          <table:table-cell table:style-name="ce52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" table:style-name="ta3">
        <table:table-column table:style-name="co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6" office:value-type="string" calcext:value-type="string">
            <text:p>Массивы с ФИКСИРОВАННОЙ ДЛИНОЙ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1">var</text:span> a [5]<text:span text:style-name="T3">int</text:span></text:p>
          </table:table-cell>
          <table:table-cell table:style-name="ce52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1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3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>
            <text:p>Slices</text:p>
          </table:table-cell>
          <table:table-cell table:style-name="ce46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1">var</text:span> scores []<text:span text:style-name="T3">float64</text:span></text:p>
          </table:table-cell>
          <table:table-cell table:style-name="ce52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11">append</text:span>(scores, 1.1)</text:p>
          </table:table-cell>
          <table:table-cell table:style-name="ce52" office:value-type="string" calcext:value-type="string">
            <text:p>Добавляем к нему элемент 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15">make</text:span>([]<text:span text:style-name="T3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11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6">finish := </text:span><text:span text:style-name="T17">make</text:span><text:span text:style-name="T16">([]string, len(start</text:span>))</text:p>
            <text:p><text:span text:style-name="T18">copy</text:span><text:span text:style-name="T19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3">string</text:span>{<text:span text:style-name="T2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3">
          <table:table-cell table:style-name="ce52" office:value-type="string" calcext:value-type="string">
            <text:p>twoD := <text:span text:style-name="T15">make</text:span>( [ ][ ]<text:span text:style-name="T3">int</text:span>, 3)</text:p>
            <text:p>    <text:span text:style-name="T1">for</text:span> i := 0; i &lt; 3; i++ {</text:p>
            <text:p>        innerLen := i + 1</text:p>
            <text:p>        twoD[i] = <text:span text:style-name="T15">make</text:span>([ ]<text:span text:style-name="T3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3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Maps</text:p>
          </table:table-cell>
          <table:table-cell table:style-name="ce46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 := <text:span text:style-name="T15">make</text:span>(map[<text:span text:style-name="T3">string</text:span>]<text:span text:style-name="T3">int</text:span>)</text:p>
            <text:p/>
          </table:table-cell>
          <table:table-cell table:style-name="ce5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2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2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2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3">string</text:span>]<text:span text:style-name="T3">int</text:span>{<text:span text:style-name="T2">"foo"</text:span>: 1, <text:span text:style-name="T2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20">n := map[</text:span><text:span text:style-name="T21">string</text:span><text:span text:style-name="T20">]</text:span><text:span text:style-name="T21">int</text:span><text:span text:style-name="T20">{</text:span><text:span text:style-name="T22">"foo"</text:span><text:span text:style-name="T20">: 1,</text:span><text:span text:style-name="T22"> "bar"</text:span><text:span text:style-name="T20">: 2}</text:span></text:p>
            <text:p/>
            <text:p><text:span text:style-name="T23">for</text:span><text:span text:style-name="T20"> key, value := </text:span><text:span text:style-name="T24">range</text:span><text:span text:style-name="T20"> n {</text:span></text:p>
            <text:p><text:span text:style-name="T20">    fmt.</text:span><text:span text:style-name="T21">Println</text:span><text:span text:style-name="T20">(</text:span><text:span text:style-name="T22">"key: "</text:span><text:span text:style-name="T20">, key, </text:span><text:span text:style-name="T22">", value: "</text:span><text:span text:style-name="T20">, value)</text:span></text:p>
          </table:table-cell>
          <table:table-cell table:style-name="ce13" office:value-type="string" calcext:value-type="string">
            <text:p><text:span text:style-name="T25">key, value := </text:span><text:span text:style-name="T26">range</text:span></text:p>
            <text:p><text:span text:style-name="T27">Выдает пары индекс-значение или ключ-значение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strs := []string{<text:span text:style-name="T2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 := sort.IntsAreSorted(ints)</text:p>
            <text:p>fmt.<text:span text:style-name="T3">Println</text:span>(<text:span text:style-name="T2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">type</text:span> byLength []<text:span text:style-name="T3">string</text:span></text:p>
            <text:p><text:span text:style-name="T1">func</text:span> (s byLength) Len() <text:span text:style-name="T3">int</text:span> {</text:p>
            <text:p>    <text:span text:style-name="T1">return</text:span> len(s)</text:p>
            <text:p>}</text:p>
            <text:p><text:span text:style-name="T1">func</text:span> (s byLength) Swap(i, j <text:span text:style-name="T3">int</text:span>) {</text:p>
            <text:p>    s[i], s[j] = s[j], s[i]</text:p>
            <text:p>}</text:p>
            <text:p><text:span text:style-name="T1">func</text:span> (s byLength) Less(i, j <text:span text:style-name="T3">int</text:span>) <text:span text:style-name="T3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2">"peach", "banana", "kiwi"</text:span>}</text:p>
            <text:p>    sort.Sort(byLength(fruits))</text:p>
            <text:p>    fmt.<text:span text:style-name="T3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unc Index(vs []string, t string) int {</text:p>
            <text:p>    for i, v := range vs {</text:p>
            <text:p>        if v == t {</text:p>
            <text:p>            return i</text:p>
            <text:p>        }</text:p>
            <text:p>    }</text:p>
            <text:p>    return -1</text:p>
            <text:p>}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unc Include(vs []string, t string) bool {</text:p>
            <text:p>    return Index(vs, t) &gt;= 0</text:p>
            <text:p>}</text:p>
          </table:table-cell>
          <table:table-cell table:style-name="ce52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func Any(vs []string, f func(string) bool) bool {</text:p>
            <text:p>    for _, v := range vs {</text:p>
            <text:p>        if f(v) {</text:p>
            <text:p>            return true</text:p>
            <text:p>        }</text:p>
            <text:p>    }</text:p>
            <text:p>    return false</text:p>
            <text:p>}</text:p>
          </table:table-cell>
          <table:table-cell table:style-name="ce52" office:value-type="string" calcext:value-type="string">
            <text:p><text:span text:style-name="T5">any</text:span></text:p>
            <text:p><text:span text:style-name="T5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func All(vs []string, f func(string) bool) bool {</text:p>
            <text:p>    for _, v := range vs {</text:p>
            <text:p>        if !f(v) {</text:p>
            <text:p>            return false</text:p>
            <text:p>        }</text:p>
            <text:p>    }</text:p>
            <text:p>    return true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func Filter(vs []string, f func(string) bool) []string {</text:p>
            <text:p>    vsf := make([]string, 0)</text:p>
            <text:p>    for _, v := range vs {</text:p>
            <text:p>        if f(v) {</text:p>
            <text:p>            vsf = append(vsf, v)</text:p>
            <text:p>        }</text:p>
            <text:p>    }</text:p>
            <text:p>    return vsf</text:p>
            <text:p>}</text:p>
          </table:table-cell>
          <table:table-cell table:style-name="ce52" office:value-type="string" calcext:value-type="string">
            <text:p><text:span text:style-name="T5">Возвращает новый срез,</text:span></text:p>
            <text:p><text:span text:style-name="T5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func Map(vs []string, f func(string) string) []string {</text:p>
            <text:p>    vsm := make([]string, len(vs))</text:p>
            <text:p>    for i, v := range vs {</text:p>
            <text:p>        vsm[i] = f(v)</text:p>
            <text:p>    }</text:p>
            <text:p>    return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constant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1">const</text:span> s <text:span text:style-name="T28">string</text:span> = <text:span text:style-name="T2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14" office:value-type="string" office:string-value="const (z = iotaxy)&#10;const (a = iotab = iotac = iota)" calcext:value-type="string">
            <text:p><text:span text:style-name="T29">const </text:span><text:span text:style-name="T30">(</text:span><text:span text:style-name="T30"/><text:span text:style-name="T30"/><text:span text:style-name="T31">z </text:span><text:span text:style-name="T30">= </text:span><text:span text:style-name="T32">iota</text:span><text:span text:style-name="T32"/><text:span text:style-name="T32"/><text:span text:style-name="T31">x</text:span><text:span text:style-name="T31"/><text:span text:style-name="T31"/><text:span text:style-name="T31">y</text:span><text:span text:style-name="T31"/><text:span text:style-name="T30">)</text:span></text:p>
            <text:p><text:span text:style-name="T33">const </text:span><text:span text:style-name="T34">(</text:span><text:span text:style-name="T34"/><text:span text:style-name="T34"/><text:span text:style-name="T35">a </text:span><text:span text:style-name="T36">= </text:span><text:span text:style-name="T37">iota</text:span><text:span text:style-name="T37"/><text:span text:style-name="T37"/><text:span text:style-name="T38">b </text:span><text:span text:style-name="T39">= </text:span><text:span text:style-name="T37">iota</text:span><text:span text:style-name="T37"/><text:span text:style-name="T37"/><text:span text:style-name="T40">c </text:span><text:span text:style-name="T41">= </text:span><text:span text:style-name="T42">iota</text:span><text:span text:style-name="T42"/><text:span text:style-name="T41">)</text:span>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15">
          <table:table-cell table:style-name="ce15" office:value-type="string" office:string-value="(a = iotab//commentc)const (z = iotaxy)" calcext:value-type="string">
            <text:p><text:span text:style-name="T43">(</text:span><text:span text:style-name="T43"/><text:span text:style-name="T43"/><text:span text:style-name="T44">a </text:span><text:span text:style-name="T45">= </text:span><text:span text:style-name="T46">iota</text:span><text:span text:style-name="T46"/><text:span text:style-name="T46"/><text:span text:style-name="T46"/><text:span text:style-name="T44">b</text:span><text:span text:style-name="T44"/><text:span text:style-name="T44"/><text:span text:style-name="T47">//comment</text:span><text:span text:style-name="T47"/><text:span text:style-name="T47"/><text:span text:style-name="T44">c</text:span><text:span text:style-name="T44"/><text:span text:style-name="T45">)</text:span><text:span text:style-name="T45"/><text:span text:style-name="T45"/><text:span text:style-name="T46">const </text:span><text:span text:style-name="T45">(</text:span><text:span text:style-name="T45"/><text:span text:style-name="T45"/><text:span text:style-name="T44">z </text:span><text:span text:style-name="T45">= </text:span><text:span text:style-name="T46">iota</text:span><text:span text:style-name="T46"/><text:span text:style-name="T46"/><text:span text:style-name="T44">x</text:span><text:span text:style-name="T44"/><text:span text:style-name="T44"/><text:span text:style-name="T44">y</text:span><text:span text:style-name="T44"/><text:span text:style-name="T45">)</text:span>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2">
          <table:table-cell table:style-name="ce52" office:value-type="string" office:string-value="const (&#10;a = iota&#10;_&#10;b&#10;c&#10;)" calcext:value-type="string">
            <text:p>const (</text:p>
            <text:p>a = iota</text:p>
            <text:p>_</text:p>
            <text:p>b</text:p>
            <text:p>c</text:p>
            <text:p>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10">
          <table:table-cell table:style-name="ce52" office:value-type="string" office:string-value="const (&#10;a = iota&#10;b = iota + 4&#10;c = iota * 4&#10;)" calcext:value-type="string">
            <text:p>const (</text:p>
            <text:p>a = iota</text:p>
            <text:p>b = iota + 4</text:p>
            <text:p>c = iota * 4</text:p>
            <text:p>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10">
          <table:table-cell table:style-name="ce52" office:value-type="string" office:string-value="const (&#10;a = iota + 10&#10;b&#10;c&#10;)" calcext:value-type="string">
            <text:p>const (</text:p>
            <text:p>a = iota + 10</text:p>
            <text:p>b</text:p>
            <text:p>c</text:p>
            <text:p>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3">
          <table:table-cell table:style-name="ce52" office:value-type="string" office:string-value="type Size uint8&#10;&#10;const (&#10;small Size = iota&#10;medium&#10;large&#10;extraLarge&#10;)" calcext:value-type="string">
            <text:p>type Size uint8</text:p>
            <text:p/>
            <text:p>const (</text:p>
            <text:p>small Size = iota</text:p>
            <text:p>medium</text:p>
            <text:p>large</text:p>
            <text:p>extraLarge</text:p>
            <text:p>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variable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48">var</text:span><text:span text:style-name="T49"> a </text:span><text:span text:style-name="T50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5">a:= 100</text:span></text:p>
            <text:p><text:span text:style-name="T51">a:= 100   </text:span><text:span text:style-name="T52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7">// &lt;-- jazz is new</text:span></text:p>
            <text:p>baz, foo  := someFunc()  <text:span text:style-name="T7">// &lt;-- baz is new</text:span></text:p>
            <text:p/>
            <text:p><text:span text:style-name="T1">var</text:span><text:span text:style-name="T9"> foo </text:span><text:span text:style-name="T3">int</text:span><text:span text:style-name="T9"> = 34</text:span></text:p>
            <text:p><text:span text:style-name="T1">func</text:span><text:span text:style-name="T9"> some() {</text:span></text:p>
            <text:p><text:span text:style-name="T9">  </text:span><text:span text:style-name="T7">// because foo here is scoped to some func</text:span></text:p>
            <text:p><text:span text:style-name="T9">  foo := 42  </text:span><text:span text:style-name="T7">// &lt;-- legal</text:span></text:p>
            <text:p><text:span text:style-name="T9">  foo = 314  </text:span><text:span text:style-name="T7">// &lt;-- legal</text:span></text:p>
            <text:p><text:span text:style-name="T9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3">var </text:span><text:span text:style-name="T54">a = </text:span><text:span text:style-name="T55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56">func</text:span><text:span text:style-name="T57"> (c circleStruct) nameOfFunc(argument </text:span><text:span text:style-name="T58">int</text:span><text:span text:style-name="T57">) (</text:span><text:span text:style-name="T58">float64, error)</text:span><text:span text:style-name="T57"> {</text:span></text:p>
            <text:p><text:span text:style-name="T16">    </text:span><text:span text:style-name="T59">return</text:span><text:span text:style-name="T16"> 1</text:span></text:p>
            <text:p><text:span text:style-name="T5">}</text:span></text:p>
          </table:table-cell>
          <table:table-cell table:style-name="ce50" office:value-type="string" calcext:value-type="string">
            <text:p><text:span text:style-name="T60">как пишется функция:</text:span></text:p>
            <text:p><text:span text:style-name="T18">func</text:span><text:span text:style-name="T19"> </text:span></text:p>
            <text:p><text:span text:style-name="T5">(СТРУКТУРА, к которой привязан метод, если привязан)</text:span></text:p>
            <text:p><text:span text:style-name="T5">ИМЯ ФУНКЦИИ</text:span></text:p>
            <text:p><text:span text:style-name="T5">(АРГУМЕНТЫ С ТИПАМИ) </text:span></text:p>
            <text:p><text:span text:style-name="T5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8">
          <table:table-cell table:style-name="ce68" office:value-type="string" calcext:value-type="string">
            <text:p><text:span text:style-name="T1">func</text:span> plus(a <text:span text:style-name="T3">int</text:span>, b <text:span text:style-name="T3">int</text:span>) <text:span text:style-name="T3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plusPlus(a, b, c <text:span text:style-name="T3">int</text:span>) <text:span text:style-name="T3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vals() (<text:span text:style-name="T3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Функция может возвращать значение и ошибку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nums ...<text:span text:style-name="T3">int</text:span>) {</text:p>
            <text:p>    fmt.<text:span text:style-name="T3">Print</text:span>(nums, <text:span text:style-name="T2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3">Println</text:span>(total)</text:p>
            <text:p>}</text:p>
          </table:table-cell>
          <table:table-cell table:style-name="ce52" office:value-type="string" calcext:value-type="string">
            <text:p>Функция, принимающая любо кол-во переменных одного типа, 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8">
          <table:table-cell table:style-name="ce69" office:value-type="string" calcext:value-type="string">
            <text:p><text:span text:style-name="T1">func</text:span>(msg <text:span text:style-name="T3">string</text:span>) {</text:p>
            <text:p>    fmt.<text:span text:style-name="T3">Println</text:span>(msg)</text:p>
            <text:p>}(<text:span text:style-name="T10">"going"</text:span>)</text:p>
          </table:table-cell>
          <table:table-cell table:style-name="ce52" office:value-type="string" calcext:value-type="string">
            <text:p>Анонимная функция (лямбда) 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70" office:value-type="string" calcext:value-type="string">
            <text:p><text:span text:style-name="T5">Closure — Замыкание. П</text:span>еременная, содержащая функцию</text:p>
          </table:table-cell>
          <table:table-cell table:style-name="ce70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intSeq() <text:span text:style-name="T1">func</text:span>() <text:span text:style-name="T3">int</text:span> {</text:p>
            <text:p>    i := 0</text:p>
            <text:p>    <text:span text:style-name="T1">return</text:span> <text:span text:style-name="T1">func</text:span>() <text:span text:style-name="T3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также хранит состояние i, </text:p>
            <text:p>поэтому это по сути генератор.</text:p>
            <text:p/>
            <text:p>Каждый новый экземпляр верхней функции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3">Println</text:span>(nextInt())</text:p>
            <text:p>    fmt.<text:span text:style-name="T3">Println</text:span>(nextInt())</text:p>
            <text:p>    fmt.<text:span text:style-name="T3">Println</text:span>(nextInt())</text:p>
            <text:p/>
            <text:p>    newInts := intSeq()</text:p>
            <text:p>    fmt.<text:span text:style-name="T3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Рекурсия</text:p>
          </table:table-cell>
          <table:table-cell table:style-name="ce56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3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9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0">
          <table:table-cell office:value-type="string" calcext:value-type="string">
            <text:p><text:span text:style-name="T1">type</text:span> person <text:span text:style-name="T1">struct</text:span> {</text:p>
            <text:p>    name <text:span text:style-name="T3">string</text:span></text:p>
            <text:p>    age  <text:span text:style-name="T3">int</text:span></text:p>
            <text:p>}</text:p>
            <text:p/>
          </table:table-cell>
          <table:table-cell office:value-type="string" calcext:value-type="string">
            <text:p>Структура — половина обычного класса,</text:p>
            <text:p>содержащая только <text:span text:style-name="T12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3">string</text:span>) *person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Можно вернуть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">
          <table:table-cell office:value-type="string" calcext:value-type="string">
            <text:p><text:span text:style-name="T51">k := &amp;person{</text:span><text:span text:style-name="T61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62" office:value-type="string" calcext:value-type="string">
            <text:p><text:span text:style-name="T1">type</text:span> rect <text:span text:style-name="T9">struct</text:span> {</text:p>
            <text:p>    width, height <text:span text:style-name="T3">int</text:span></text:p>
            <text:p>}</text:p>
            <text:p/>
            <text:p><text:span text:style-name="T1">func</text:span> (r *rect) area() <text:span text:style-name="T3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3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2">Методы</text:span> структур — стоят вне структур!</text:p>
            <text:p/>
            <text:p><text:span text:style-name="T12">Ссылка</text:span> на структуру — в скобках перед именем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3">float64</text:span></text:p>
            <text:p>    perim() <text:span text:style-name="T3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3">float64</text:span></text:p>
            <text:p>}</text:p>
            <text:p><text:span text:style-name="T1">type</text:span> circle <text:span text:style-name="T1">struct</text:span> {</text:p>
            <text:p>    radius <text:span text:style-name="T3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4">
          <table:table-cell office:value-type="string" calcext:value-type="string">
            <text:p><text:span text:style-name="T62">//The implementation for rects.</text:span></text:p>
            <text:p><text:span text:style-name="T1">func</text:span> (r rect) area() <text:span text:style-name="T3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3">float64</text:span> {</text:p>
            <text:p>    <text:span text:style-name="T1">return</text:span> 2*r.width + 2*r.height</text:p>
            <text:p>}</text:p>
            <text:p/>
            <text:p><text:span text:style-name="T7">//The implementation for circles.</text:span></text:p>
            <text:p><text:span text:style-name="T1">func</text:span> (c circle) area() <text:span text:style-name="T3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3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6">
          <table:table-cell office:value-type="string" calcext:value-type="string">
            <text:p><text:span text:style-name="T1">func</text:span> measure(g geometry) {</text:p>
            <text:p>    fmt.<text:span text:style-name="T3">Println</text:span>(g)</text:p>
            <text:p>    fmt.<text:span text:style-name="T3">Println</text:span>(g.area())</text:p>
            <text:p>    fmt.<text:span text:style-name="T3">Println</text:span>(g.perim())</text:p>
            <text:p>}</text:p>
            <text:p/>
            <text:p><text:span text:style-name="T1">func</text:span> <text:span text:style-name="T3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10">
          <table:table-cell office:value-type="string" calcext:value-type="string">
            <text:p> i := 1</text:p>
            <text:p><text:span text:style-name="T11">for</text:span> i &lt;= 3 {</text:p>
            <text:p>    fmt.<text:span text:style-name="T63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11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11">for</text:span> j := 7; j &lt;= 9; j++ {</text:p>
            <text:p>        fmt.<text:span text:style-name="T63">Println</text:span>(j)</text:p>
            <text:p>    }</text:p>
          </table:table-cell>
          <table:table-cell office:value-type="string" calcext:value-type="string">
            <text:p>Классический <text:span text:style-name="T11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10">
          <table:table-cell office:value-type="string" calcext:value-type="string">
            <text:p><text:span text:style-name="T11">for</text:span> {</text:p>
            <text:p>    fmt.<text:span text:style-name="T63">Println</text:span>(<text:span text:style-name="T2">"loop"</text:span>)</text:p>
            <text:p>    <text:span text:style-name="T11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11">while True</text:span> в питоне.</text:p>
            <text:p>Оканчивается только через <text:span text:style-name="T11">break</text:span></text:p>
          </table:table-cell>
        </table:table-row>
        <table:table-row table:style-name="ro6">
          <table:table-cell office:value-type="string" calcext:value-type="string">
            <text:p><text:span text:style-name="T11">for</text:span> n := 0; n &lt;= 5; n++ {</text:p>
            <text:p>        if n%2 == 0 {</text:p>
            <text:p>            <text:span text:style-name="T11">continue</text:span></text:p>
            <text:p>        }</text:p>
            <text:p>        fmt.<text:span text:style-name="T63">Println</text:span>(n)</text:p>
            <text:p>    }</text:p>
            <text:p>}</text:p>
          </table:table-cell>
          <table:table-cell office:value-type="string" calcext:value-type="string">
            <text:p>Пример <text:span text:style-name="T11">continue</text:span></text:p>
          </table:table-cell>
        </table:table-row>
        <table:table-row table:style-name="ro1">
          <table:table-cell table:style-name="ce6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7">
        <table:table-column table:style-name="co9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<text:span text:style-name="T11">func</text:span> f(from <text:span text:style-name="T3">string</text:span>) {    </text:p>
            <text:p>    <text:span text:style-name="T11">for</text:span> i := 0; i &lt; 9; i++ {        </text:p>
            <text:p>        fmt.<text:span text:style-name="T3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11">func</text:span> main() {</text:p>
            <text:p>     f(<text:span text:style-name="T2">"direct"</text:span>)    </text:p>
            <text:p>     <text:span text:style-name="T11">go</text:span> f(<text:span text:style-name="T2">"goroutine"</text:span>)</text:p>
            <text:p>     time.Sleep(time.Second*2)    </text:p>
            <text:p>     <text:span text:style-name="T11">func</text:span>(msg string) {        </text:p>
            <text:p>          fmt.<text:span text:style-name="T3">Println</text:span>(msg)    }(<text:span text:style-name="T2">"going"</text:span>)</text:p>
            <text:p>     time.Sleep(time.Second*3)   </text:p>
            <text:p>     fmt.<text:span text:style-name="T3">Println</text:span>(<text:span text:style-name="T2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7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2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7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3">string</text:span>) {</text:p>
            <text:p>            fmt.<text:span text:style-name="T3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2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6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7">// create a new 'v'.</text:span>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2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3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1">go</text:span> <text:span text:style-name="T1">func</text:span>() { messages &lt;- <text:span text:style-name="T10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3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c:= make(chan string)</text:p>
            <text:p>c ←"a"  <text:span text:style-name="T7">// error</text:span></text:p>
          </table:table-cell>
          <table:table-cell table:style-name="ce61" office:value-type="string" calcext:value-type="string">
            <text:p><text:span text:style-name="T12">ОТПРАВКА В КАНАЛ, который не читают</text:span> и <text:span text:style-name="T12">БЕЗ буферизации</text:span></text:p>
            <text:p><text:span text:style-name="T12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11">make</text:span>(<text:span text:style-name="T11">chan</text:span> string, 2)</text:p>
            <text:p>    </text:p>
            <text:p>messages &lt;- <text:span text:style-name="T2">"buffered"</text:span></text:p>
            <text:p>messages &lt;- <text:span text:style-name="T2">"channel"</text:span></text:p>
            <text:p>fmt.<text:span text:style-name="T3">Println</text:span>(&lt;-messages)</text:p>
            <text:p>fmt.<text:span text:style-name="T3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2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8">
          <table:table-cell table:style-name="ce50" office:value-type="string" calcext:value-type="string">
            <text:p><text:span text:style-name="T11">package</text:span> main</text:p>
            <text:p/>
            <text:p><text:span text:style-name="T11">import</text:span> (</text:p>
            <text:p><text:span text:style-name="T2">    "fmt"</text:span></text:p>
            <text:p><text:span text:style-name="T2">    "time"</text:span></text:p>
            <text:p>)</text:p>
            <text:p/>
            <text:p><text:span text:style-name="T11">func</text:span> worker(done <text:span text:style-name="T11">chan</text:span> <text:span text:style-name="T3">bool</text:span>) {</text:p>
            <text:p>    fmt.Print(<text:span text:style-name="T2">"working..."</text:span>)</text:p>
            <text:p>    time.Sleep(time.Second)</text:p>
            <text:p>    fmt.Println(<text:span text:style-name="T2">"done"</text:span>)</text:p>
            <text:p>    done &lt;- true</text:p>
            <text:p>}</text:p>
            <text:p/>
            <text:p><text:span text:style-name="T11">func</text:span> main() {</text:p>
            <text:p>    done := <text:span text:style-name="T11">make</text:span>(<text:span text:style-name="T11">chan</text:span> <text:span text:style-name="T3">bool</text:span>, 1)</text:p>
            <text:p>    go worker(done)</text:p>
            <text:p/>
            <text:p>    ←done  <text:span text:style-name="T7"> // без этого мейн не дожидается горутину </text:span></text:p>
            <text:p><text:span text:style-name="T62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2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<text:span text:style-name="T11">func</text:span> ping(pings <text:span text:style-name="T11">chan</text:span>&lt;- <text:span text:style-name="T3">string</text:span>, msg <text:span text:style-name="T3">string</text:span>) {</text:p>
            <text:p>    pings &lt;- msg</text:p>
            <text:p>}</text:p>
            <text:p/>
            <text:p><text:span text:style-name="T11">func</text:span> pong(pings &lt;-<text:span text:style-name="T11">chan</text:span> <text:span text:style-name="T3">string</text:span>, pongs <text:span text:style-name="T11">chan</text:span>&lt;- <text:span text:style-name="T3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2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2">"received job"</text:span>, j)} </text:p>
            <text:p><text:span text:style-name="T1">            else</text:span> {fmt.Println(<text:span text:style-name="T2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16">    </text:span><text:span text:style-name="T59">for</text:span><text:span text:style-name="T16"> j := 1; j &lt;= 3; j++ {</text:span></text:p>
            <text:p><text:span text:style-name="T5">        jobs &lt;- j</text:span></text:p>
            <text:p><text:span text:style-name="T5">        fmt.Println("sent job", j)</text:span></text:p>
            <text:p><text:span text:style-name="T5">    }</text:span></text:p>
            <text:p><text:span text:style-name="T16">    </text:span><text:span text:style-name="T59">close</text:span><text:span text:style-name="T16">(jobs)</text:span></text:p>
            <text:p><text:span text:style-name="T5">    fmt.Println("sent all jobs")</text:span></text:p>
            <text:p><text:span text:style-name="T5">    ←done</text:span></text:p>
          </table:table-cell>
          <table:table-cell office:value-type="string" calcext:value-type="string">
            <text:p><text:span text:style-name="T12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2">"one"</text:span></text:p>
            <text:p>    queue &lt;- <text:span text:style-name="T2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3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5">ИТЕРАЦИЯ по каналу.</text:span></text:p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19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2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2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2">"received "</text:span>, msg1)</text:p>
            <text:p>        <text:span text:style-name="T1">case</text:span> msg2 := &lt;-c2:</text:p>
            <text:p>            fmt.Println(<text:span text:style-name="T2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72">// timeout 1</text:span></text:p>
            <text:p><text:span text:style-name="T72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12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8">select</text:span><text:span text:style-name="T19"> {</text:span></text:p>
            <text:p><text:span text:style-name="T16">    </text:span><text:span text:style-name="T59">case</text:span><text:span text:style-name="T16"> msg := &lt;-messages:</text:span></text:p>
            <text:p><text:span text:style-name="T16">        fmt.Println(</text:span><text:span text:style-name="T64">"received message"</text:span><text:span text:style-name="T16">, msg)</text:span></text:p>
            <text:p><text:span text:style-name="T16">    </text:span><text:span text:style-name="T59">case</text:span><text:span text:style-name="T16"> sig := &lt;-signals:</text:span></text:p>
            <text:p><text:span text:style-name="T16">        fmt.Println(</text:span><text:span text:style-name="T64">"received signal"</text:span><text:span text:style-name="T16">, sig)</text:span></text:p>
            <text:p><text:span text:style-name="T16">    </text:span><text:span text:style-name="T59">default</text:span><text:span text:style-name="T16">:</text:span></text:p>
            <text:p><text:span text:style-name="T16">        fmt.Println(</text:span><text:span text:style-name="T64">"no activity"</text:span><text:span text:style-name="T16">)</text:span></text:p>
            <text:p><text:span text:style-name="T5">    }</text:span></text:p>
          </table:table-cell>
          <table:table-cell office:value-type="string" calcext:value-type="string">
            <text:p><text:span text:style-name="T12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2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2">"sent message"</text:span>, msg)</text:p>
            <text:p>    <text:span text:style-name="T1">default</text:span>:</text:p>
            <text:p>        fmt.Println(<text:span text:style-name="T2">"no message sent"</text:span>)</text:p>
            <text:p>    }</text:p>
            <text:p/>
          </table:table-cell>
          <table:table-cell office:value-type="string" calcext:value-type="string">
            <text:p><text:span text:style-name="T12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5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<text:span text:style-name="T1">package</text:span> main</text:p>
            <text:p/>
            <text:p><text:span text:style-name="T11">import</text:span> <text:span text:style-name="T65">"fmt"</text:span></text:p>
            <text:p><text:span text:style-name="T11">import</text:span> <text:span text:style-name="T65">"sync"</text:span></text:p>
            <text:p/>
            <text:p><text:span text:style-name="T11">var</text:span> wg sync.WaitGroup <text:span text:style-name="T66">// 1</text:span></text:p>
            <text:p/>
            <text:p><text:span text:style-name="T11">func</text:span> routine() {</text:p>
            <text:p>    <text:span text:style-name="T3">defer</text:span> wg.Done() <text:span text:style-name="T66">// 3</text:span></text:p>
            <text:p>    fmt.<text:span text:style-name="T3">Println</text:span>(<text:span text:style-name="T65">"routine finished"</text:span>)</text:p>
            <text:p>}</text:p>
            <text:p/>
            <text:p><text:span text:style-name="T11">func</text:span> main() {</text:p>
            <text:p>    wg.Add(1) <text:span text:style-name="T66">// 2</text:span></text:p>
            <text:p>    go routine() <text:span text:style-name="T66">// *</text:span></text:p>
            <text:p>    wg.Wait() <text:span text:style-name="T66">// 4</text:span></text:p>
            <text:p>    fmt.Println(<text:span text:style-name="T65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7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3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10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3">Println</text:span>("<text:span text:style-name="T2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73">// Timer 1 fired</text:span></text:p>
            <text:p/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<text:span text:style-name="T5">    timer2 := time.NewTimer(time.Second)</text:span></text:p>
            <text:p><text:span text:style-name="T16">    </text:span><text:span text:style-name="T59">go func</text:span><text:span text:style-name="T16">() {</text:span></text:p>
            <text:p><text:span text:style-name="T5">        &lt;-timer2.C</text:span></text:p>
            <text:p><text:span text:style-name="T67">        fmt.</text:span><text:span text:style-name="T68">Println</text:span><text:span text:style-name="T67">(</text:span><text:span text:style-name="T69">"Timer 2 fired"</text:span><text:span text:style-name="T67">)</text:span></text:p>
            <text:p><text:span text:style-name="T5">    }()</text:span></text:p>
            <text:p><text:span text:style-name="T5">    stop2 := timer2.Stop()</text:span></text:p>
            <text:p><text:span text:style-name="T16">    </text:span><text:span text:style-name="T59">if</text:span><text:span text:style-name="T16"> stop2 {</text:span></text:p>
            <text:p><text:span text:style-name="T67">        fmt.</text:span><text:span text:style-name="T68">Println</text:span><text:span text:style-name="T67">(</text:span><text:span text:style-name="T69">"Timer 2 stopped"</text:span><text:span text:style-name="T67">)</text:span></text:p>
            <text:p><text:span text:style-name="T5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2">остановить таймер</text:span></text:p>
            <text:p/>
            <text:p><text:span text:style-name="T62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6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3">Println</text:span>(<text:span text:style-name="T2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5">    time.Sleep(1600 * time.Millisecond)</text:span></text:p>
            <text:p><text:span text:style-name="T5">    ticker.Stop()</text:span></text:p>
            <text:p><text:span text:style-name="T51">    done &lt;- </text:span><text:span text:style-name="T70">true</text:span></text:p>
            <text:p><text:span text:style-name="T67">    fmt.</text:span><text:span text:style-name="T68">Println</text:span><text:span text:style-name="T67">(</text:span><text:span text:style-name="T69">"Ticker stopped"</text:span><text:span text:style-name="T67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3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5">    burstyLimiter := </text:span><text:span text:style-name="T4">make</text:span><text:span text:style-name="T5">(</text:span><text:span text:style-name="T4">chan</text:span><text:span text:style-name="T5"> time.Time, 3)</text:span></text:p>
            <text:p><text:span text:style-name="T5">    </text:span><text:span text:style-name="T4">for</text:span><text:span text:style-name="T5"> i := 0; i &lt; 3; i++ {</text:span></text:p>
            <text:p><text:span text:style-name="T5">        burstyLimiter &lt;- time.Now()</text:span></text:p>
            <text:p><text:span text:style-name="T5">    }</text:span></text:p>
            <text:p><text:span text:style-name="T5"/></text:p>
            <text:p><text:span text:style-name="T5">    </text:span><text:span text:style-name="T4">go func</text:span><text:span text:style-name="T5">() {</text:span></text:p>
            <text:p><text:span text:style-name="T5">        </text:span><text:span text:style-name="T4">for</text:span><text:span text:style-name="T5"> t := range time.Tick(200 * time.Millisecond) {</text:span></text:p>
            <text:p><text:span text:style-name="T5">            burstyLimiter &lt;- t</text:span></text:p>
            <text:p><text:span text:style-name="T5">    } }()</text:span></text:p>
            <text:p><text:span text:style-name="T5"/></text:p>
            <text:p><text:span text:style-name="T5">    burstyRequests := </text:span><text:span text:style-name="T4">make</text:span><text:span text:style-name="T5">(</text:span><text:span text:style-name="T4">chan</text:span><text:span text:style-name="T5"> </text:span><text:span text:style-name="T71">int</text:span><text:span text:style-name="T5">, 5)</text:span></text:p>
            <text:p><text:span text:style-name="T5">    </text:span><text:span text:style-name="T4">for</text:span><text:span text:style-name="T5"> i := 1; i &lt;= 5; i++ {</text:span></text:p>
            <text:p><text:span text:style-name="T5">        burstyRequests &lt;- i</text:span></text:p>
            <text:p><text:span text:style-name="T5">    }</text:span></text:p>
            <text:p><text:span text:style-name="T5">    </text:span><text:span text:style-name="T4">close</text:span><text:span text:style-name="T5">(burstyRequests)</text:span></text:p>
            <text:p><text:span text:style-name="T5">    </text:span><text:span text:style-name="T4">for</text:span><text:span text:style-name="T5"> req := </text:span><text:span text:style-name="T4">range</text:span><text:span text:style-name="T5"> burstyRequests {</text:span></text:p>
            <text:p><text:span text:style-name="T5">        &lt;-burstyLimiter</text:span></text:p>
            <text:p><text:span text:style-name="T5">        fmt.</text:span><text:span text:style-name="T71">Println</text:span><text:span text:style-name="T5">("request", req, time.Now())</text:span></text:p>
            <text:p><text:span text:style-name="T5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8">
        <table:table-column table:style-name="co11" table:number-columns-repeated="2" table:default-cell-style-name="ce59"/>
        <table:table-column table:style-name="co3" table:number-columns-repeated="1022" table:default-cell-style-name="ce59"/>
        <table:table-row table:style-name="ro1">
          <table:table-cell table:style-name="ce46" office:value-type="string" calcext:value-type="string">
            <text:p>Errors</text:p>
          </table:table-cell>
          <table:table-cell table:style-name="ce46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">package</text:span> <text:span text:style-name="T3">main</text:span></text:p>
            <text:p/>
            <text:p><text:span text:style-name="T1">import</text:span> (</text:p>
            <text:p>  <text:span text:style-name="T10">  "errors"</text:span></text:p>
            <text:p><text:span text:style-name="T10">    "fmt"</text:span></text:p>
            <text:p>)</text:p>
            <text:p/>
            <text:p><text:span text:style-name="T1">func</text:span> f1(arg <text:span text:style-name="T3">int</text:span>) (<text:span text:style-name="T3">int</text:span>, <text:span text:style-name="T3">error</text:span>) {</text:p>
            <text:p>    <text:span text:style-name="T1">if</text:span> arg == 42 {</text:p>
            <text:p>        <text:span text:style-name="T1">return</text:span> -1, errors.New(<text:span text:style-name="T10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/>
            <text:p/>
            <text:p><text:span text:style-name="T5">Создаём ошибку с помощью </text:span></text:p>
            <text:p><text:span text:style-name="T51">errors.New(</text:span><text:span text:style-name="T61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type argError struct { <text:s text:c="3"/>arg <text:s/>int <text:s text:c="3"/>prob string}func (e *argError) Error() string { <text:s text:c="3"/>return fmt.Sprintf("%d - %s", e.arg, e.prob)}func f2(arg int) (int, error) { <text:s text:c="3"/>if arg == 42 { <text:s text:c="7"/>return -1, &amp;argError{arg, "can't work with it"} <text:s text:c="3"/>} <text:s text:c="3"/>return arg + 3, nil}</text:p>
          </table:table-cell>
          <table:table-cell table:style-name="ce52" office:value-type="string" calcext:value-type="string">
            <text:p>Создание своего типа ошибки.</text:p>
            <text:p>Сначала структура</text:p>
            <text:p/>
            <text:p/>
            <text:p/>
            <text:p>Потом привязанный к структуре метод Error()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package <text:span text:style-name="T3">main</text:span></text:p>
            <text:p/>
            <text:p><text:span text:style-name="T1">import</text:span> (</text:p>
            <text:p><text:span text:style-name="T10">  "os"</text:span></text:p>
            <text:p>)</text:p>
            <text:p/>
            <text:p><text:span text:style-name="T1">func</text:span> main() {</text:p>
            <text:p>  f, _ := os.Open(<text:span text:style-name="T10">"defer.py"</text:span>)</text:p>
            <text:p>  <text:span text:style-name="T3">defer</text:span> f.Close()</text:p>
            <text:p><text:span text:style-name="T72">  // теперь вы можете читать из f</text:span></text:p>
            <text:p><text:span text:style-name="T72">  // он будет закрыт в конце программы</text:span></text:p>
            <text:p>}</text:p>
          </table:table-cell>
          <table:table-cell table:style-name="ce52" office:value-type="string" calcext:value-type="string">
            <text:p>Отложенная неизбежная операция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anic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63" office:value-type="string" calcext:value-type="string">
            <text:p><text:span text:style-name="T1">panic</text:span>(<text:span text:style-name="T2">"a problem"</text:span>)</text:p>
            <text:p/>
          </table:table-cell>
          <table:table-cell table:style-name="ce63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63" office:value-type="string" calcext:value-type="string">
            <text:p>_, err := os.Create(<text:span text:style-name="T2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63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31" office:value-type="string" calcext:value-type="string">
            <text:p>recover</text:p>
          </table:table-cell>
          <table:table-cell table:style-name="ce31"/>
          <table:table-cell table:number-columns-repeated="1022"/>
        </table:table-row>
        <table:table-row table:style-name="ro3">
          <table:table-cell table:style-name="ce63" office:value-type="string" calcext:value-type="string">
            <text:p>    <text:span text:style-name="T3">defer</text:span> <text:span text:style-name="T1">func</text:span>() {</text:p>
            <text:p>        <text:span text:style-name="T1">if</text:span> r := recover(); r != <text:span text:style-name="T1">nil</text:span> {</text:p>
            <text:p>            fmt.<text:span text:style-name="T3">Println</text:span>(<text:span text:style-name="T2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3">Println</text:span>(<text:span text:style-name="T2">"After panic()"</text:span>)   <text:span text:style-name="T7">// не сработает</text:span></text:p>
          </table:table-cell>
          <table:table-cell table:style-name="ce63"/>
          <table:table-cell table:number-columns-repeated="1022"/>
        </table:table-row>
        <table:table-row table:style-name="ro1" table:number-rows-repeated="29">
          <table:table-cell table:style-name="ce63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9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3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8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3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4">func</text:span><text:span text:style-name="T5"> writeFile(f *os.File) {</text:span></text:p>
            <text:p><text:span text:style-name="T5">    fmt.Println(</text:span><text:span text:style-name="T6">"writing"</text:span><text:span text:style-name="T5">)</text:span></text:p>
            <text:p><text:span text:style-name="T5">    fmt.Fprintln(f, </text:span><text:span text:style-name="T6">"data"</text:span><text:span text:style-name="T5">)</text:span></text:p>
            <text:p><text:span text:style-name="T74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6">
          <table:table-cell office:value-type="string" calcext:value-type="string">
            <text:p><text:span text:style-name="T4">func</text:span><text:span text:style-name="T5"> closeFile(f *os.File) {</text:span></text:p>
            <text:p><text:span text:style-name="T75">    fmt.Println(</text:span><text:span text:style-name="T76">"closing"</text:span><text:span text:style-name="T75">)</text:span></text:p>
            <text:p><text:span text:style-name="T75">    err := f.Close()</text:span></text:p>
            <text:p><text:span text:style-name="T74">    </text:span><text:span text:style-name="T77">if </text:span><text:span text:style-name="T74">err != nil {</text:span></text:p>
            <text:p><text:span text:style-name="T75">        fmt.Fprintf(os.Stderr, </text:span><text:span text:style-name="T76">"error: %v\n"</text:span><text:span text:style-name="T75">, err)</text:span></text:p>
            <text:p><text:span text:style-name="T75">        os.Exit(1)</text:span></text:p>
            <text:p><text:span text:style-name="T75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><text:span text:style-name="T74"/></text:p>
            <text:p><text:span text:style-name="T5">инкременирует атомарной операцией </text:span></text:p>
            <text:p><text:span text:style-name="T14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5">mu.Lock() </text:span><text:span text:style-name="T78">// Блокирует мьютекс</text:span></text:p>
            <text:p><text:span text:style-name="T71">defer</text:span><text:span text:style-name="T5"> mu.Unlock() </text:span><text:span text:style-name="T78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5">    </text:span><text:span text:style-name="T4">var</text:span><text:span text:style-name="T5"> state = make(map[int]int)</text:span></text:p>
            <text:p><text:span text:style-name="T5">    </text:span><text:span text:style-name="T4">var</text:span><text:span text:style-name="T5"> mutex = &amp;sync.Mutex{}</text:span></text:p>
            <text:p><text:span text:style-name="T5"/></text:p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9">
        <table:table-column table:style-name="co14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4">
          <table:table-cell table:style-name="ce52" office:value-type="string" calcext:value-type="string">
            <text:p><text:span text:style-name="T5"/></text:p>
            <text:p><text:span text:style-name="T5"/></text:p>
            <text:p><text:span text:style-name="T5">    then := time.Date(</text:span></text:p>
            <text:p><text:span text:style-name="T5">        2009, 11, 17, 20, 34, 58, 651387237, time.UTC)</text:span></text:p>
            <text:p><text:span text:style-name="T5">    p(then)</text:span></text:p>
            <text:p><text:span text:style-name="T5"/></text:p>
            <text:p><text:span text:style-name="T5">    p(then.Year())</text:span></text:p>
            <text:p><text:span text:style-name="T5">    p(then.Month())</text:span></text:p>
            <text:p><text:span text:style-name="T5">    p(then.Day())</text:span></text:p>
            <text:p><text:span text:style-name="T5">    p(then.Hour())</text:span></text:p>
            <text:p><text:span text:style-name="T5">    p(then.Minute())</text:span></text:p>
            <text:p><text:span text:style-name="T5">    p(then.Second())</text:span></text:p>
            <text:p><text:span text:style-name="T5">    p(then.Nanosecond())</text:span></text:p>
            <text:p><text:span text:style-name="T5">    p(then.Location())</text:span></text:p>
            <text:p><text:span text:style-name="T5"/></text:p>
            <text:p><text:span text:style-name="T5"/></text:p>
          </table:table-cell>
          <table:table-cell table:style-name="ce52"/>
        </table:table-row>
        <table:table-row table:style-name="ro13">
          <table:table-cell table:style-name="ce52" office:value-type="string" calcext:value-type="string">
            <text:p><text:span text:style-name="T5">    p(then.Weekday())</text:span></text:p>
            <text:p><text:span text:style-name="T5"/></text:p>
            <text:p><text:span text:style-name="T5">    p(then.Before(now))</text:span></text:p>
            <text:p><text:span text:style-name="T75">    p(then.After(now))</text:span></text:p>
            <text:p><text:span text:style-name="T75">    p(then.Equal(now))</text:span></text:p>
            <text:p><text:span text:style-name="T5"/></text:p>
            <text:p><text:span text:style-name="T75">    diff := now.Sub(then)</text:span></text:p>
            <text:p><text:span text:style-name="T75">    p(diff)</text:span></text:p>
            <text:p><text:span text:style-name="T5"/></text:p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5">    p(diff.Hours())</text:span></text:p>
            <text:p><text:span text:style-name="T75">    p(diff.Minutes())</text:span></text:p>
            <text:p><text:span text:style-name="T75">    p(diff.Seconds())</text:span></text:p>
            <text:p><text:span text:style-name="T75">    p(diff.Nanoseconds())</text:span></text:p>
            <text:p><text:span text:style-name="T5"/></text:p>
            <text:p><text:span text:style-name="T5"/></text:p>
            <text:p><text:span text:style-name="T75">    p(then.Add(diff))</text:span></text:p>
            <text:p><text:span text:style-name="T75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 table:number-rows-repeated="3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.00.0000</text:date>, <text:time style:data-style-name="N2" text:time-value="09:37:25.2550946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09-20T23:12:34.511548406</dc:date>
    <meta:editing-duration>P2DT12H18M56S</meta:editing-duration>
    <meta:editing-cycles>789</meta:editing-cycles>
    <meta:document-statistic meta:table-count="11" meta:cell-count="402" meta:object-count="0"/>
  </office:meta>
</office:document-meta>
</file>